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officeooo:rsid="0019444b" officeooo:paragraph-rsid="0019444b"/>
    </style:style>
    <style:style style:name="P2" style:family="paragraph" style:parent-style-name="Standard">
      <style:paragraph-properties fo:text-align="start" style:justify-single-word="false"/>
      <style:text-properties officeooo:rsid="0019444b" officeooo:paragraph-rsid="0019444b"/>
    </style:style>
    <style:style style:name="P3" style:family="paragraph" style:parent-style-name="Standard">
      <style:paragraph-properties fo:text-align="start" style:justify-single-word="false"/>
      <style:text-properties officeooo:rsid="0019444b" officeooo:paragraph-rsid="001e5306"/>
    </style:style>
    <style:style style:name="P4" style:family="paragraph" style:parent-style-name="Standard">
      <style:paragraph-properties fo:text-align="start" style:justify-single-word="false"/>
      <style:text-properties officeooo:rsid="0019444b" officeooo:paragraph-rsid="001e55d1"/>
    </style:style>
    <style:style style:name="P5" style:family="paragraph" style:parent-style-name="Standard">
      <style:paragraph-properties fo:text-align="start" style:justify-single-word="false"/>
      <style:text-properties officeooo:rsid="0019444b" officeooo:paragraph-rsid="001f2652"/>
    </style:style>
    <style:style style:name="P6" style:family="paragraph" style:parent-style-name="Standard">
      <style:paragraph-properties fo:text-align="start" style:justify-single-word="false"/>
      <style:text-properties officeooo:rsid="0019444b" officeooo:paragraph-rsid="002079c2"/>
    </style:style>
    <style:style style:name="P7" style:family="paragraph" style:parent-style-name="Standard">
      <style:paragraph-properties fo:text-align="start" style:justify-single-word="false"/>
      <style:text-properties officeooo:rsid="0019444b" officeooo:paragraph-rsid="002271c8"/>
    </style:style>
    <style:style style:name="P8" style:family="paragraph" style:parent-style-name="Standard">
      <style:paragraph-properties fo:text-align="start" style:justify-single-word="false"/>
      <style:text-properties officeooo:rsid="0019444b" officeooo:paragraph-rsid="00273977"/>
    </style:style>
    <style:style style:name="P9" style:family="paragraph" style:parent-style-name="Standard">
      <style:paragraph-properties fo:text-align="start" style:justify-single-word="false"/>
      <style:text-properties officeooo:rsid="0019444b" officeooo:paragraph-rsid="002e01ad"/>
    </style:style>
    <style:style style:name="P10" style:family="paragraph" style:parent-style-name="Standard">
      <style:paragraph-properties fo:text-align="start" style:justify-single-word="false"/>
      <style:text-properties officeooo:rsid="0019444b" officeooo:paragraph-rsid="002f9ab2"/>
    </style:style>
    <style:style style:name="P11" style:family="paragraph" style:parent-style-name="Standard">
      <style:paragraph-properties fo:text-align="start" style:justify-single-word="false"/>
      <style:text-properties officeooo:rsid="0019444b" officeooo:paragraph-rsid="00314a4c"/>
    </style:style>
    <style:style style:name="P12" style:family="paragraph" style:parent-style-name="Standard">
      <style:paragraph-properties fo:text-align="start" style:justify-single-word="false"/>
      <style:text-properties officeooo:rsid="0019444b" officeooo:paragraph-rsid="0031c121"/>
    </style:style>
    <style:style style:name="P13" style:family="paragraph" style:parent-style-name="Standard">
      <style:paragraph-properties fo:text-align="start" style:justify-single-word="false"/>
      <style:text-properties officeooo:rsid="0019444b" officeooo:paragraph-rsid="00329f27"/>
    </style:style>
    <style:style style:name="P14" style:family="paragraph" style:parent-style-name="Standard">
      <style:paragraph-properties fo:text-align="center" style:justify-single-word="false"/>
      <style:text-properties fo:font-size="32pt" fo:font-weight="bold" officeooo:rsid="0019444b" officeooo:paragraph-rsid="0019444b" style:font-size-asian="32pt" style:font-weight-asian="bold" style:font-size-complex="32pt" style:font-weight-complex="bold"/>
    </style:style>
    <style:style style:name="P15" style:family="paragraph" style:parent-style-name="Standard">
      <style:paragraph-properties fo:text-align="start" style:justify-single-word="false"/>
      <style:text-properties officeooo:paragraph-rsid="0019444b"/>
    </style:style>
    <style:style style:name="P16" style:family="paragraph" style:parent-style-name="Standard">
      <style:paragraph-properties fo:text-align="start" style:justify-single-word="false"/>
      <style:text-properties officeooo:paragraph-rsid="002079c2"/>
    </style:style>
    <style:style style:name="P17" style:family="paragraph" style:parent-style-name="Standard">
      <style:paragraph-properties fo:text-align="start" style:justify-single-word="false"/>
      <style:text-properties style:font-name="Liberation Mono" officeooo:rsid="0019444b" officeooo:paragraph-rsid="0019444b"/>
    </style:style>
    <style:style style:name="P18" style:family="paragraph" style:parent-style-name="Standard">
      <style:paragraph-properties fo:text-align="start" style:justify-single-word="false"/>
      <style:text-properties style:font-name="Liberation Mono" officeooo:rsid="0019444b" officeooo:paragraph-rsid="001e5306"/>
    </style:style>
    <style:style style:name="P19" style:family="paragraph" style:parent-style-name="Standard">
      <style:paragraph-properties fo:text-align="start" style:justify-single-word="false"/>
      <style:text-properties style:font-name="Liberation Mono" officeooo:rsid="0019444b" officeooo:paragraph-rsid="001e55d1"/>
    </style:style>
    <style:style style:name="P20" style:family="paragraph" style:parent-style-name="Standard">
      <style:paragraph-properties fo:text-align="start" style:justify-single-word="false"/>
      <style:text-properties style:font-name="Liberation Mono" officeooo:rsid="0019444b" officeooo:paragraph-rsid="002079c2"/>
    </style:style>
    <style:style style:name="P21" style:family="paragraph" style:parent-style-name="Standard">
      <style:paragraph-properties fo:text-align="start" style:justify-single-word="false"/>
      <style:text-properties style:font-name="Liberation Mono" officeooo:rsid="0019444b" officeooo:paragraph-rsid="001f2652"/>
    </style:style>
    <style:style style:name="P22" style:family="paragraph" style:parent-style-name="Standard">
      <style:paragraph-properties fo:text-align="start" style:justify-single-word="false"/>
      <style:text-properties style:font-name="Liberation Mono" officeooo:rsid="0019444b" officeooo:paragraph-rsid="002f9ab2"/>
    </style:style>
    <style:style style:name="P23" style:family="paragraph" style:parent-style-name="Standard">
      <style:paragraph-properties fo:text-align="start" style:justify-single-word="false"/>
      <style:text-properties style:font-name="Liberation Mono" officeooo:rsid="0019444b" officeooo:paragraph-rsid="00329f27"/>
    </style:style>
    <style:style style:name="P24" style:family="paragraph" style:parent-style-name="Standard">
      <style:paragraph-properties fo:text-align="start" style:justify-single-word="false"/>
      <style:text-properties style:font-name="Liberation Serif" officeooo:rsid="0019444b" officeooo:paragraph-rsid="001a8f09"/>
    </style:style>
    <style:style style:name="P25" style:family="paragraph" style:parent-style-name="Standard">
      <style:paragraph-properties fo:text-align="start" style:justify-single-word="false"/>
      <style:text-properties style:font-name="Liberation Serif" officeooo:rsid="0019444b" officeooo:paragraph-rsid="001e5306"/>
    </style:style>
    <style:style style:name="P26" style:family="paragraph" style:parent-style-name="Standard">
      <style:paragraph-properties fo:text-align="start" style:justify-single-word="false"/>
      <style:text-properties style:font-name="Liberation Serif" officeooo:rsid="0019444b" officeooo:paragraph-rsid="001e55d1"/>
    </style:style>
    <style:style style:name="P27" style:family="paragraph" style:parent-style-name="Standard">
      <style:paragraph-properties fo:text-align="start" style:justify-single-word="false"/>
      <style:text-properties style:font-name="Liberation Serif" officeooo:rsid="0019444b" officeooo:paragraph-rsid="002079c2"/>
    </style:style>
    <style:style style:name="P28" style:family="paragraph" style:parent-style-name="Standard">
      <style:paragraph-properties fo:text-align="start" style:justify-single-word="false"/>
      <style:text-properties style:font-name="Liberation Serif" officeooo:rsid="0019444b" officeooo:paragraph-rsid="002271c8"/>
    </style:style>
    <style:style style:name="P29" style:family="paragraph" style:parent-style-name="Standard">
      <style:paragraph-properties fo:text-align="start" style:justify-single-word="false"/>
      <style:text-properties style:font-name="Liberation Serif" officeooo:rsid="0019444b" officeooo:paragraph-rsid="00273977"/>
    </style:style>
    <style:style style:name="P30" style:family="paragraph" style:parent-style-name="Standard">
      <style:paragraph-properties fo:text-align="start" style:justify-single-word="false"/>
      <style:text-properties style:font-name="Liberation Serif" officeooo:rsid="0019444b" officeooo:paragraph-rsid="002e01ad"/>
    </style:style>
    <style:style style:name="P31" style:family="paragraph" style:parent-style-name="Standard">
      <style:paragraph-properties fo:text-align="start" style:justify-single-word="false"/>
      <style:text-properties style:font-name="Liberation Serif" officeooo:rsid="0019444b" officeooo:paragraph-rsid="002f9ab2"/>
    </style:style>
    <style:style style:name="P32" style:family="paragraph" style:parent-style-name="Standard">
      <style:paragraph-properties fo:text-align="start" style:justify-single-word="false"/>
      <style:text-properties style:font-name="Liberation Serif" officeooo:rsid="0019444b" officeooo:paragraph-rsid="0031c121"/>
    </style:style>
    <style:style style:name="P33" style:family="paragraph" style:parent-style-name="Standard">
      <style:paragraph-properties fo:text-align="start" style:justify-single-word="false"/>
      <style:text-properties style:font-name="Liberation Serif" officeooo:rsid="001a8f09" officeooo:paragraph-rsid="001a8f09"/>
    </style:style>
    <style:style style:name="P34" style:family="paragraph" style:parent-style-name="Standard">
      <style:paragraph-properties fo:text-align="start" style:justify-single-word="false"/>
      <style:text-properties style:font-name="Liberation Serif" officeooo:rsid="001a8f09" officeooo:paragraph-rsid="001e5306"/>
    </style:style>
    <style:style style:name="P35" style:family="paragraph" style:parent-style-name="Standard">
      <style:paragraph-properties fo:text-align="start" style:justify-single-word="false"/>
      <style:text-properties style:font-name="Liberation Serif" officeooo:rsid="001a8f09" officeooo:paragraph-rsid="001e55d1"/>
    </style:style>
    <style:style style:name="P36" style:family="paragraph" style:parent-style-name="Standard">
      <style:paragraph-properties fo:text-align="start" style:justify-single-word="false"/>
      <style:text-properties style:font-name="Liberation Serif" officeooo:rsid="001a8f09" officeooo:paragraph-rsid="002271c8"/>
    </style:style>
    <style:style style:name="P37" style:family="paragraph" style:parent-style-name="Standard">
      <style:paragraph-properties fo:text-align="start" style:justify-single-word="false"/>
      <style:text-properties style:font-name="Liberation Serif" officeooo:rsid="001a8f09" officeooo:paragraph-rsid="00273977"/>
    </style:style>
    <style:style style:name="P38" style:family="paragraph" style:parent-style-name="Standard">
      <style:paragraph-properties fo:text-align="start" style:justify-single-word="false"/>
      <style:text-properties style:font-name="Liberation Serif" officeooo:rsid="001a8f09" officeooo:paragraph-rsid="002e01ad"/>
    </style:style>
    <style:style style:name="P39" style:family="paragraph" style:parent-style-name="Standard">
      <style:paragraph-properties fo:text-align="start" style:justify-single-word="false"/>
      <style:text-properties style:font-name="Liberation Serif" officeooo:rsid="001a8f09" officeooo:paragraph-rsid="002f9ab2"/>
    </style:style>
    <style:style style:name="P40" style:family="paragraph" style:parent-style-name="Standard">
      <style:paragraph-properties fo:text-align="start" style:justify-single-word="false"/>
      <style:text-properties style:font-name="Liberation Serif" officeooo:rsid="001a8f09" officeooo:paragraph-rsid="0031c121"/>
    </style:style>
    <style:style style:name="P41" style:family="paragraph" style:parent-style-name="Standard">
      <style:paragraph-properties fo:text-align="start" style:justify-single-word="false"/>
      <style:text-properties style:font-name="Liberation Serif" officeooo:rsid="003d06fe" officeooo:paragraph-rsid="003d06fe"/>
    </style:style>
    <style:style style:name="P42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19444b" style:font-weight-asian="bold" style:font-weight-complex="bold"/>
    </style:style>
    <style:style style:name="P43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1e5306" style:font-weight-asian="bold" style:font-weight-complex="bold"/>
    </style:style>
    <style:style style:name="P44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1e55d1" style:font-weight-asian="bold" style:font-weight-complex="bold"/>
    </style:style>
    <style:style style:name="P45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079c2" style:font-weight-asian="bold" style:font-weight-complex="bold"/>
    </style:style>
    <style:style style:name="P46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271c8" style:font-weight-asian="bold" style:font-weight-complex="bold"/>
    </style:style>
    <style:style style:name="P47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73977" style:font-weight-asian="bold" style:font-weight-complex="bold"/>
    </style:style>
    <style:style style:name="P48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2e01ad" style:font-weight-asian="bold" style:font-weight-complex="bold"/>
    </style:style>
    <style:style style:name="P49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31c121" style:font-weight-asian="bold" style:font-weight-complex="bold"/>
    </style:style>
    <style:style style:name="P50" style:family="paragraph" style:parent-style-name="Standard">
      <style:paragraph-properties fo:text-align="start" style:justify-single-word="false" fo:break-before="page"/>
      <style:text-properties fo:font-weight="bold" officeooo:rsid="0019444b" officeooo:paragraph-rsid="003edf1e" style:font-weight-asian="bold" style:font-weight-complex="bold"/>
    </style:style>
    <style:style style:name="P51" style:family="paragraph" style:parent-style-name="Standard" style:list-style-name="L1">
      <style:paragraph-properties fo:text-align="start" style:justify-single-word="false"/>
      <style:text-properties style:font-name="Liberation Mono" officeooo:rsid="001e55d1" officeooo:paragraph-rsid="001e55d1"/>
    </style:style>
    <style:style style:name="P52" style:family="paragraph" style:parent-style-name="Standard">
      <style:paragraph-properties fo:text-align="start" style:justify-single-word="false"/>
      <style:text-properties style:font-name="Liberation Mono" officeooo:rsid="0019444b" officeooo:paragraph-rsid="002271c8"/>
    </style:style>
    <style:style style:name="P53" style:family="paragraph" style:parent-style-name="Standard">
      <style:paragraph-properties fo:text-align="start" style:justify-single-word="false"/>
      <style:text-properties style:font-name="Liberation Mono" officeooo:rsid="0019444b" officeooo:paragraph-rsid="00273977"/>
    </style:style>
    <style:style style:name="P54" style:family="paragraph" style:parent-style-name="Standard">
      <style:paragraph-properties fo:text-align="start" style:justify-single-word="false"/>
      <style:text-properties style:font-name="Liberation Mono" officeooo:rsid="0019444b" officeooo:paragraph-rsid="002e01ad"/>
    </style:style>
    <style:style style:name="P55" style:family="paragraph" style:parent-style-name="Standard">
      <style:paragraph-properties fo:text-align="start" style:justify-single-word="false"/>
      <style:text-properties style:font-name="Liberation Mono" officeooo:rsid="0019444b" officeooo:paragraph-rsid="002f9ab2"/>
    </style:style>
    <style:style style:name="P56" style:family="paragraph" style:parent-style-name="Standard">
      <style:paragraph-properties fo:text-align="start" style:justify-single-word="false"/>
      <style:text-properties style:font-name="Liberation Mono" officeooo:rsid="0019444b" officeooo:paragraph-rsid="0031c121"/>
    </style:style>
    <style:style style:name="P57" style:family="paragraph" style:parent-style-name="Standard">
      <style:paragraph-properties fo:text-align="start" style:justify-single-word="false"/>
      <style:text-properties officeooo:rsid="001f2652" officeooo:paragraph-rsid="001f2652"/>
    </style:style>
    <style:style style:name="P58" style:family="paragraph" style:parent-style-name="Standard">
      <style:paragraph-properties fo:text-align="start" style:justify-single-word="false"/>
      <style:text-properties officeooo:rsid="00314a4c" officeooo:paragraph-rsid="00314a4c"/>
    </style:style>
    <style:style style:name="P59" style:family="paragraph" style:parent-style-name="Standard">
      <style:paragraph-properties fo:text-align="start" style:justify-single-word="false"/>
      <style:text-properties officeooo:rsid="00314a4c" officeooo:paragraph-rsid="0031c121"/>
    </style:style>
    <style:style style:name="T1" style:family="text">
      <style:text-properties officeooo:rsid="0019444b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style:font-name="Liberation Mono"/>
    </style:style>
    <style:style style:name="T4" style:family="text">
      <style:text-properties style:font-name="Liberation Mono" officeooo:rsid="0019444b"/>
    </style:style>
    <style:style style:name="T5" style:family="text">
      <style:text-properties style:font-name="Liberation Mono" officeooo:rsid="001a8f09"/>
    </style:style>
    <style:style style:name="T6" style:family="text">
      <style:text-properties style:font-name="Liberation Mono" officeooo:rsid="001e5306"/>
    </style:style>
    <style:style style:name="T7" style:family="text">
      <style:text-properties style:font-name="Liberation Mono" officeooo:rsid="001e55d1"/>
    </style:style>
    <style:style style:name="T8" style:family="text">
      <style:text-properties style:font-name="Liberation Mono" officeooo:rsid="002079c2"/>
    </style:style>
    <style:style style:name="T9" style:family="text">
      <style:text-properties style:font-name="Liberation Mono" officeooo:rsid="002271c8"/>
    </style:style>
    <style:style style:name="T10" style:family="text">
      <style:text-properties style:font-name="Liberation Mono" officeooo:rsid="00273977"/>
    </style:style>
    <style:style style:name="T11" style:family="text">
      <style:text-properties style:font-name="Liberation Mono" officeooo:rsid="002b1b9a"/>
    </style:style>
    <style:style style:name="T12" style:family="text">
      <style:text-properties style:font-name="Liberation Mono" officeooo:rsid="002e01ad"/>
    </style:style>
    <style:style style:name="T13" style:family="text">
      <style:text-properties style:font-name="Liberation Mono" officeooo:rsid="002f9ab2"/>
    </style:style>
    <style:style style:name="T14" style:family="text">
      <style:text-properties style:font-name="Liberation Mono" officeooo:rsid="0031c121"/>
    </style:style>
    <style:style style:name="T15" style:family="text">
      <style:text-properties style:font-name="Liberation Mono" officeooo:rsid="00397ce4"/>
    </style:style>
    <style:style style:name="T16" style:family="text">
      <style:text-properties style:font-name="Liberation Mono" officeooo:rsid="00314a4c"/>
    </style:style>
    <style:style style:name="T17" style:family="text">
      <style:text-properties style:font-name="Liberation Mono" officeooo:rsid="003f9c5c"/>
    </style:style>
    <style:style style:name="T18" style:family="text">
      <style:text-properties officeooo:rsid="001a8f09"/>
    </style:style>
    <style:style style:name="T19" style:family="text">
      <style:text-properties officeooo:rsid="001e5306"/>
    </style:style>
    <style:style style:name="T20" style:family="text">
      <style:text-properties officeooo:rsid="001e55d1"/>
    </style:style>
    <style:style style:name="T21" style:family="text">
      <style:text-properties officeooo:rsid="001f2652"/>
    </style:style>
    <style:style style:name="T22" style:family="text">
      <style:text-properties officeooo:rsid="002079c2"/>
    </style:style>
    <style:style style:name="T23" style:family="text">
      <style:text-properties officeooo:rsid="002271c8"/>
    </style:style>
    <style:style style:name="T24" style:family="text">
      <style:text-properties officeooo:rsid="00269ffc"/>
    </style:style>
    <style:style style:name="T25" style:family="text">
      <style:text-properties officeooo:rsid="00273977"/>
    </style:style>
    <style:style style:name="T26" style:family="text">
      <style:text-properties officeooo:rsid="002e01ad"/>
    </style:style>
    <style:style style:name="T27" style:family="text">
      <style:text-properties officeooo:rsid="002e76bc"/>
    </style:style>
    <style:style style:name="T28" style:family="text">
      <style:text-properties officeooo:rsid="002f9ab2"/>
    </style:style>
    <style:style style:name="T29" style:family="text">
      <style:text-properties officeooo:rsid="00314a4c"/>
    </style:style>
    <style:style style:name="T30" style:family="text">
      <style:text-properties officeooo:rsid="003edf1e"/>
    </style:style>
    <style:style style:name="T31" style:family="text">
      <style:text-properties officeooo:rsid="003f9c5c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583in" fo:text-indent="-0.25in" fo:margin-left="1.9583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2083in" fo:text-indent="-0.25in" fo:margin-left="2.2083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4583in" fo:text-indent="-0.25in" fo:margin-left="2.4583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2.7083in" fo:text-indent="-0.25in" fo:margin-left="2.7083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2.9583in" fo:text-indent="-0.25in" fo:margin-left="2.9583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3.2083in" fo:text-indent="-0.25in" fo:margin-left="3.2083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3.4583in" fo:text-indent="-0.25in" fo:margin-left="3.4583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3.7083in" fo:text-indent="-0.25in" fo:margin-left="3.7083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3.9583in" fo:text-indent="-0.25in" fo:margin-left="3.9583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4.2083in" fo:text-indent="-0.25in" fo:margin-left="4.2083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Jobsearch-assignment</text:p>
      <text:p text:style-name="P14">REST API DOCUMENTATION</text:p>
      <text:p text:style-name="P1">Szabó Dávid – T9D0K1</text:p>
      <text:p text:style-name="P42">Get All Jobs</text:p>
      <text:p text:style-name="P2"><text:tab/>URL:</text:p>
      <text:p text:style-name="P2"><text:tab/><text:tab/><text:span text:style-name="T3">/jobs/all</text:span></text:p>
      <text:p text:style-name="P2"><text:tab/>Method:</text:p>
      <text:p text:style-name="P2"><text:tab/><text:tab/><text:span text:style-name="T3">GET</text:span></text:p>
      <text:p text:style-name="P2"><text:tab/>URL Params</text:p>
      <text:p text:style-name="P2"><text:tab/><text:tab/><text:span text:style-name="T2">None</text:span></text:p>
      <text:p text:style-name="P2"><text:tab/>Success Response</text:p>
      <text:p text:style-name="P2"><text:tab/><text:tab/>Code: <text:span text:style-name="T3">200</text:span></text:p>
      <text:p text:style-name="P2"><text:tab/><text:tab/>Content:</text:p>
      <text:p text:style-name="P2"><text:tab/><text:tab/><text:tab/><text:span text:style-name="T3">[</text:span></text:p>
      <text:p text:style-name="P17"><text:s text:c="2"/><text:tab/><text:tab/><text:tab/> <text:s/>{</text:p>
      <text:p text:style-name="P17"><text:tab/><text:tab/><text:tab/> <text:s text:c="7"/>"title": "Web fejlesztő",</text:p>
      <text:p text:style-name="P17"><text:tab/><text:tab/><text:tab/> <text:s text:c="7"/>"description": "Web fejlesztésére felelős akárki",</text:p>
      <text:p text:style-name="P17"><text:tab/><text:tab/><text:tab/> <text:s text:c="7"/>"company": "Pók Kft",</text:p>
      <text:p text:style-name="P17"><text:tab/><text:tab/><text:tab/> <text:s text:c="7"/>"category": "IT"</text:p>
      <text:p text:style-name="P17"><text:tab/><text:tab/><text:tab/> <text:s text:c="2"/>}, …</text:p>
      <text:p text:style-name="P17"><text:tab/><text:tab/><text:tab/>]</text:p>
      <text:p text:style-name="P2"><text:tab/>Sample Call:</text:p>
      <text:p text:style-name="P15"><text:span text:style-name="T1"><text:tab/><text:tab/></text:span><text:span text:style-name="T4">curl "http://localhost:8080/jobs/all"</text:span></text:p>
      <text:p text:style-name="P24"><text:tab/><text:span text:style-name="T18">Notes</text:span>:</text:p>
      <text:p text:style-name="P24"><text:tab/><text:tab/><text:span text:style-name="T18">In case of no record found, or empty database, the software will give you and empty array.</text:span></text:p>
      <text:p text:style-name="P42">Filter jobs by title</text:p>
      <text:p text:style-name="P2"><text:tab/>URL:</text:p>
      <text:p text:style-name="P2"><text:tab/><text:tab/><text:span text:style-name="T3">/jobs/bytitle/{title}</text:span></text:p>
      <text:p text:style-name="P2"><text:tab/>Method:</text:p>
      <text:p text:style-name="P2"><text:tab/><text:tab/><text:span text:style-name="T3">GET</text:span></text:p>
      <text:p text:style-name="P2"><text:tab/>URL Params:</text:p>
      <text:p text:style-name="P2"><text:tab/><text:tab/>Required:</text:p>
      <text:p text:style-name="P2"><text:tab/><text:tab/><text:tab/><text:span text:style-name="T3">{title}</text:span></text:p>
      <text:p text:style-name="P2"><text:tab/><text:tab/><text:tab/><text:tab/>Title of the job, <text:span text:style-name="T18">string, path variable</text:span></text:p>
      <text:p text:style-name="P2"><text:tab/><text:span text:style-name="T18">Success Response:</text:span></text:p>
      <text:p text:style-name="P2"><text:tab/><text:tab/><text:span text:style-name="T18">Code: </text:span><text:span text:style-name="T5">200</text:span></text:p>
      <text:p text:style-name="P2"><text:tab/><text:tab/><text:span text:style-name="T18">Content:</text:span></text:p>
      <text:p text:style-name="P2"><text:tab/><text:tab/><text:tab/><text:span text:style-name="T3">[</text:span></text:p>
      <text:p text:style-name="P17"><text:tab/><text:tab/><text:tab/> <text:s text:c="3"/>{</text:p>
      <text:p text:style-name="P17"><text:tab/><text:tab/><text:tab/> <text:s text:c="7"/>"title": "Web fejlesztő",</text:p>
      <text:p text:style-name="P17"><text:tab/><text:tab/><text:tab/> <text:s text:c="7"/>"description": "Web fejlesztésére felelős akárki",</text:p>
      <text:p text:style-name="P17"><text:tab/><text:tab/><text:tab/> <text:s text:c="7"/>"company": "Pók Kft",</text:p>
      <text:p text:style-name="P17"><text:tab/><text:tab/><text:tab/> <text:s text:c="7"/>"category": "IT"</text:p>
      <text:p text:style-name="P17"><text:tab/><text:tab/><text:tab/> <text:s text:c="3"/>}, ...</text:p>
      <text:p text:style-name="P17"><text:tab/><text:tab/><text:tab/>]</text:p>
      <text:p text:style-name="P2"><text:tab/><text:span text:style-name="T18">Sample Call:</text:span></text:p>
      <text:p text:style-name="P2"><text:tab/><text:tab/><text:span text:style-name="T5">curl "http://localhost:8080/jobs/bytitle/Web%20fejleszt%C5%91"</text:span></text:p>
      <text:p text:style-name="P2"><text:tab/><text:span text:style-name="T18">Notes:</text:span></text:p>
      <text:p text:style-name="P33"><text:tab/><text:tab/>In case of no record found, or empty database, the software will give you and empty array.</text:p>
      <text:p text:style-name="P24"><text:tab/><text:tab/><text:span text:style-name="T18">The passed variables must be url encoded according to RFC 3986.</text:span></text:p>
      <text:p text:style-name="P43">Filter jobs by <text:span text:style-name="T19">company</text:span></text:p>
      <text:p text:style-name="P3"><text:tab/>URL:</text:p>
      <text:p text:style-name="P3"><text:tab/><text:tab/><text:span text:style-name="T3">/jobs/by</text:span><text:span text:style-name="T17">company</text:span><text:span text:style-name="T3">/{</text:span><text:span text:style-name="T6">company</text:span><text:span text:style-name="T3">}</text:span></text:p>
      <text:p text:style-name="P3"><text:tab/>Method:</text:p>
      <text:p text:style-name="P3"><text:tab/><text:tab/><text:span text:style-name="T3">GET</text:span></text:p>
      <text:p text:style-name="P3"><text:tab/>URL Params:</text:p>
      <text:p text:style-name="P3"><text:tab/><text:tab/>Required:</text:p>
      <text:p text:style-name="P3"><text:tab/><text:tab/><text:tab/><text:span text:style-name="T3">{</text:span><text:span text:style-name="T6">company</text:span><text:span text:style-name="T3">}</text:span></text:p>
      <text:p text:style-name="P3"><text:tab/><text:tab/><text:tab/><text:tab/><text:span text:style-name="T23">The lister companys name. String, path variable.</text:span></text:p>
      <text:p text:style-name="P3"><text:tab/><text:span text:style-name="T18">Success Response:</text:span></text:p>
      <text:p text:style-name="P3"><text:tab/><text:tab/><text:span text:style-name="T18">Code: </text:span><text:span text:style-name="T5">200</text:span></text:p>
      <text:p text:style-name="P3"><text:tab/><text:tab/><text:span text:style-name="T18">Content:</text:span></text:p>
      <text:p text:style-name="P3"><text:tab/><text:tab/><text:tab/><text:span text:style-name="T3">[</text:span></text:p>
      <text:p text:style-name="P18"><text:tab/><text:tab/><text:tab/> <text:s text:c="3"/>{</text:p>
      <text:p text:style-name="P18"><text:tab/><text:tab/><text:tab/> <text:s text:c="7"/>"title": "Takarító néni",</text:p>
      <text:p text:style-name="P18"><text:tab/><text:tab/><text:tab/> <text:s text:c="7"/>"description": "Igényes informatikai vállalat keres kedves takarító nénit nappali munkarenddel",</text:p>
      <text:p text:style-name="P18"><text:tab/><text:tab/><text:tab/> <text:s text:c="7"/>"company": "Clean-Office Kft",</text:p>
      <text:p text:style-name="P18"><text:tab/><text:tab/><text:tab/> <text:s text:c="7"/>"category": "CLEANING"</text:p>
      <text:p text:style-name="P18"><text:tab/><text:tab/><text:tab/> <text:s text:c="3"/>}, ...</text:p>
      <text:p text:style-name="P18"><text:tab/><text:tab/><text:tab/>]</text:p>
      <text:p text:style-name="P3"><text:tab/><text:span text:style-name="T18">Sample Call:</text:span></text:p>
      <text:p text:style-name="P3"><text:tab/><text:tab/><text:span text:style-name="T5">curl "http://localhost:8080/jobs/</text:span><text:span text:style-name="T6">bycompany</text:span><text:span text:style-name="T5">/Clean-Office%20Kft”</text:span></text:p>
      <text:p text:style-name="P3"><text:tab/><text:span text:style-name="T18">Notes:</text:span></text:p>
      <text:p text:style-name="P34"><text:tab/><text:tab/>In case of no record found, or empty database, the software will give you and empty array.</text:p>
      <text:p text:style-name="P25"><text:tab/><text:tab/><text:span text:style-name="T18">The passed variables must be url encoded according to RFC 3986.</text:span></text:p>
      <text:p text:style-name="P44">Filter jobs by <text:span text:style-name="T31">category</text:span></text:p>
      <text:p text:style-name="P4"><text:tab/>URL:</text:p>
      <text:p text:style-name="P4"><text:tab/><text:tab/><text:span text:style-name="T3">/jobs/by</text:span><text:span text:style-name="T15">category</text:span><text:span text:style-name="T3">/{</text:span><text:span text:style-name="T7">category</text:span><text:span text:style-name="T3">}</text:span></text:p>
      <text:p text:style-name="P4"><text:tab/>Method:</text:p>
      <text:p text:style-name="P4"><text:tab/><text:tab/><text:span text:style-name="T3">GET</text:span></text:p>
      <text:p text:style-name="P4"><text:tab/>URL Params:</text:p>
      <text:p text:style-name="P4"><text:tab/><text:tab/>Required:</text:p>
      <text:p text:style-name="P4"><text:tab/><text:tab/><text:tab/><text:span text:style-name="T3">{</text:span><text:span text:style-name="T7">category</text:span><text:span text:style-name="T3">}</text:span></text:p>
      <text:p text:style-name="P4"><text:tab/><text:tab/><text:tab/><text:tab/><text:span text:style-name="T20">The category of the job. Path variableThis parameter is an enumerable, acceptable values are:</text:span></text:p>
      <text:list xml:id="list307721910" text:style-name="L1">
        <text:list-item>
          <text:p text:style-name="P51">CLEANING</text:p>
        </text:list-item>
        <text:list-item>
          <text:p text:style-name="P51">IT</text:p>
        </text:list-item>
      </text:list>
      <text:p text:style-name="P4"><text:tab/><text:span text:style-name="T18">Success Response:</text:span></text:p>
      <text:p text:style-name="P4"><text:tab/><text:tab/><text:span text:style-name="T18">Code: </text:span><text:span text:style-name="T5">200</text:span></text:p>
      <text:p text:style-name="P4"><text:tab/><text:tab/><text:span text:style-name="T18">Content:</text:span></text:p>
      <text:p text:style-name="P4"><text:tab/><text:tab/><text:tab/><text:span text:style-name="T3">[</text:span></text:p>
      <text:p text:style-name="P19"><text:tab/><text:tab/><text:tab/> <text:s text:c="3"/>{</text:p>
      <text:p text:style-name="P19"><text:tab/><text:tab/><text:tab/> <text:s text:c="7"/>"title": "Takarító néni",</text:p>
      <text:p text:style-name="P19"><text:tab/><text:tab/><text:tab/> <text:s text:c="7"/>"description": "Igényes informatikai vállalat keres kedves takarító nénit nappali munkarenddel",</text:p>
      <text:p text:style-name="P19"><text:tab/><text:tab/><text:tab/> <text:s text:c="7"/>"company": "Clean-Office Kft",</text:p>
      <text:p text:style-name="P19"><text:tab/><text:tab/><text:tab/> <text:s text:c="7"/>"category": "CLEANING"</text:p>
      <text:p text:style-name="P19"><text:tab/><text:tab/><text:tab/> <text:s text:c="3"/>}, ...</text:p>
      <text:p text:style-name="P19"><text:tab/><text:tab/><text:tab/>]</text:p>
      <text:p text:style-name="P5"><text:tab/><text:span text:style-name="T21">Error Response:</text:span></text:p>
      <text:p text:style-name="P5"><text:tab/><text:tab/><text:span text:style-name="T21">Code: 500</text:span></text:p>
      <text:p text:style-name="P5"><text:tab/><text:tab/><text:span text:style-name="T21">Content:</text:span></text:p>
      <text:p text:style-name="P21"><text:tab/><text:tab/><text:tab/>{</text:p>
      <text:p text:style-name="P21"><text:tab/><text:tab/><text:tab/><text:tab/>"Description": "Failed to convert from type [java.lang.String] to type [@org.springframework.web.bind.annotation.PathVariable hu.me.iit.model.JobCategory] for value 'CLEANINGs'; nested exception is java.lang.IllegalArgumentException: No enum constant hu.me.iit.model.JobCategory.CLEANINGs",</text:p>
      <text:p text:style-name="P21"><text:tab/><text:tab/><text:tab/><text:tab/>"Value": "CLEANINGs",</text:p>
      <text:p text:style-name="P21"><text:tab/><text:tab/><text:tab/><text:tab/>"Error": "Conversion failed!"</text:p>
      <text:p text:style-name="P21"><text:tab/><text:tab/><text:tab/>}</text:p>
      <text:p text:style-name="P57">Sample Call:</text:p>
      <text:p text:style-name="P4"><text:tab/><text:tab/><text:span text:style-name="T5">curl "http://localhost:8080/jobs/</text:span><text:span text:style-name="T6">byc</text:span><text:span text:style-name="T7">ategory</text:span><text:span text:style-name="T5">/</text:span><text:span text:style-name="T7">CLEANING”</text:span></text:p>
      <text:p text:style-name="P4"><text:tab/><text:span text:style-name="T18">Notes:</text:span></text:p>
      <text:p text:style-name="P35"><text:tab/><text:tab/>In case of no record found, or empty database, the software will give you and empty array.</text:p>
      <text:p text:style-name="P26"><text:tab/><text:tab/><text:span text:style-name="T18">The passed variables must be url encoded according to RFC 3986.</text:span></text:p>
      <text:p text:style-name="P45">Get All <text:span text:style-name="T22">Applicants</text:span></text:p>
      <text:p text:style-name="P6"><text:tab/>URL:</text:p>
      <text:p text:style-name="P6"><text:tab/><text:tab/><text:span text:style-name="T3">/</text:span><text:span text:style-name="T8">applicants</text:span><text:span text:style-name="T3">/all</text:span></text:p>
      <text:p text:style-name="P6"><text:tab/>Method:</text:p>
      <text:p text:style-name="P6"><text:tab/><text:tab/><text:span text:style-name="T3">GET</text:span></text:p>
      <text:p text:style-name="P6"><text:tab/>URL Params</text:p>
      <text:p text:style-name="P6"><text:tab/><text:tab/><text:span text:style-name="T2">None</text:span></text:p>
      <text:p text:style-name="P6"><text:tab/>Success Response</text:p>
      <text:p text:style-name="P6"><text:tab/><text:tab/>Code: <text:span text:style-name="T3">200</text:span></text:p>
      <text:p text:style-name="P6"><text:tab/><text:tab/>Content:</text:p>
      <text:p text:style-name="P6"><text:tab/><text:tab/><text:tab/><text:span text:style-name="T3">[</text:span></text:p>
      <text:p text:style-name="P20"><text:tab/><text:tab/><text:tab/><text:tab/>{</text:p>
      <text:p text:style-name="P20"><text:tab/><text:tab/><text:tab/><text:tab/><text:tab/>"name": "Nagy Géza",</text:p>
      <text:p text:style-name="P20"><text:tab/><text:tab/><text:tab/><text:tab/><text:tab/>"city": "Pilisborzasztó",</text:p>
      <text:p text:style-name="P20"><text:tab/><text:tab/><text:tab/><text:tab/><text:tab/>"ekkr": 4,</text:p>
      <text:p text:style-name="P20"><text:tab/><text:tab/><text:tab/><text:tab/><text:tab/>"born": 1980</text:p>
      <text:p text:style-name="P20"><text:tab/><text:tab/><text:tab/><text:tab/>}, …</text:p>
      <text:p text:style-name="P20"><text:tab/><text:tab/><text:tab/>]</text:p>
      <text:p text:style-name="P6"><text:tab/>Sample Call:</text:p>
      <text:p text:style-name="P16"><text:span text:style-name="T1"><text:tab/><text:tab/></text:span><text:span text:style-name="T4">curl "http://localhost:8080/</text:span><text:span text:style-name="T8">applicants</text:span><text:span text:style-name="T4">/all"</text:span></text:p>
      <text:p text:style-name="P27"><text:tab/><text:span text:style-name="T18">Notes</text:span>:</text:p>
      <text:p text:style-name="P27"><text:tab/><text:tab/><text:span text:style-name="T18">In case of no record found, or empty database, the software will give you and empty array.</text:span></text:p>
      <text:p text:style-name="P46">Filter <text:span text:style-name="T23">applicants</text:span> by <text:span text:style-name="T23">city</text:span></text:p>
      <text:p text:style-name="P7"><text:tab/>URL:</text:p>
      <text:p text:style-name="P12"><text:tab/><text:tab/><text:span text:style-name="T3">/</text:span><text:span text:style-name="T14">applicants</text:span><text:span text:style-name="T3">/by</text:span><text:span text:style-name="T9">city</text:span><text:span text:style-name="T3">/{</text:span><text:span text:style-name="T9">city</text:span><text:span text:style-name="T3">}</text:span></text:p>
      <text:p text:style-name="P7"><text:tab/>Method:</text:p>
      <text:p text:style-name="P7"><text:tab/><text:tab/><text:span text:style-name="T3">GET</text:span></text:p>
      <text:p text:style-name="P7"><text:tab/>URL Params:</text:p>
      <text:p text:style-name="P7"><text:tab/><text:tab/>Required:</text:p>
      <text:p text:style-name="P7"><text:tab/><text:tab/><text:tab/><text:span text:style-name="T3">{</text:span><text:span text:style-name="T9">city</text:span><text:span text:style-name="T3">}</text:span></text:p>
      <text:p text:style-name="P7"><text:tab/><text:tab/><text:tab/><text:tab/><text:span text:style-name="T24">The city of the current residency of the applicant. String, path value.</text:span></text:p>
      <text:p text:style-name="P7"><text:tab/><text:span text:style-name="T18">Success Response:</text:span></text:p>
      <text:p text:style-name="P7"><text:tab/><text:tab/><text:span text:style-name="T18">Code: </text:span><text:span text:style-name="T5">200</text:span></text:p>
      <text:p text:style-name="P7"><text:tab/><text:tab/><text:span text:style-name="T18">Content:</text:span></text:p>
      <text:p text:style-name="P7"><text:tab/><text:tab/><text:tab/><text:span text:style-name="T3">[</text:span></text:p>
      <text:p text:style-name="P52"><text:tab/><text:tab/><text:tab/> <text:s text:c="3"/>{</text:p>
      <text:p text:style-name="P52"><text:tab/><text:tab/><text:tab/> <text:s text:c="7"/>"name": "Nagy Géza",</text:p>
      <text:p text:style-name="P52"><text:tab/><text:tab/><text:tab/> <text:s text:c="7"/>"city": "Pilisborzasztó",</text:p>
      <text:p text:style-name="P52"><text:tab/><text:tab/><text:tab/> <text:s text:c="7"/>"ekkr": "4",</text:p>
      <text:p text:style-name="P52"><text:tab/><text:tab/><text:tab/> <text:s text:c="7"/>"born": "1980"</text:p>
      <text:p text:style-name="P52"><text:tab/><text:tab/><text:tab/> <text:s text:c="3"/>}, ...</text:p>
      <text:p text:style-name="P52"><text:tab/><text:tab/><text:tab/>]</text:p>
      <text:p text:style-name="P7"><text:tab/><text:span text:style-name="T18">Sample Call:</text:span></text:p>
      <text:p text:style-name="P7"><text:tab/><text:tab/><text:span text:style-name="T5">curl "http://localhost:8080/applicants/bycity/Pilisborzaszt%C3%B3”</text:span></text:p>
      <text:p text:style-name="P7"><text:tab/><text:span text:style-name="T18">Notes:</text:span></text:p>
      <text:p text:style-name="P36"><text:tab/><text:tab/>In case of no record found, or empty database, the software will give you and empty array.</text:p>
      <text:p text:style-name="P28"><text:tab/><text:tab/><text:span text:style-name="T18">The passed variables must be url encoded according to RFC 3986.</text:span></text:p>
      <text:p text:style-name="P47">Filter <text:span text:style-name="T23">applicants</text:span> by <text:span text:style-name="T25">name</text:span></text:p>
      <text:p text:style-name="P8"><text:tab/>URL:</text:p>
      <text:p text:style-name="P12"><text:tab/><text:tab/><text:span text:style-name="T3">/</text:span><text:span text:style-name="T14">applicants</text:span><text:span text:style-name="T3">/by</text:span><text:span text:style-name="T10">name</text:span><text:span text:style-name="T3">/{</text:span><text:span text:style-name="T10">name</text:span><text:span text:style-name="T3">}</text:span></text:p>
      <text:p text:style-name="P8"><text:tab/>Method:</text:p>
      <text:p text:style-name="P8"><text:tab/><text:tab/><text:span text:style-name="T3">GET</text:span></text:p>
      <text:p text:style-name="P8"><text:tab/>URL Params:</text:p>
      <text:p text:style-name="P8"><text:tab/><text:tab/>Required:</text:p>
      <text:p text:style-name="P8"><text:tab/><text:tab/><text:tab/><text:span text:style-name="T3">{</text:span><text:span text:style-name="T11">name</text:span><text:span text:style-name="T3">}</text:span></text:p>
      <text:p text:style-name="P8"><text:tab/><text:tab/><text:tab/><text:tab/><text:span text:style-name="T24">The name applicant. String, path value.</text:span></text:p>
      <text:p text:style-name="P8"><text:tab/><text:span text:style-name="T18">Success Response:</text:span></text:p>
      <text:p text:style-name="P8"><text:tab/><text:tab/><text:span text:style-name="T18">Code: </text:span><text:span text:style-name="T5">200</text:span></text:p>
      <text:p text:style-name="P8"><text:tab/><text:tab/><text:span text:style-name="T18">Content:</text:span></text:p>
      <text:p text:style-name="P53"><text:tab/><text:tab/><text:tab/>[</text:p>
      <text:p text:style-name="P53"><text:tab/><text:tab/><text:tab/> <text:s text:c="3"/>{</text:p>
      <text:p text:style-name="P53"><text:tab/><text:tab/><text:tab/> <text:s text:c="7"/>"name": "Pintér Csaba",</text:p>
      <text:p text:style-name="P53"><text:tab/><text:tab/><text:tab/> <text:s text:c="7"/>"city": "Bivalybasznád",</text:p>
      <text:p text:style-name="P53"><text:tab/><text:tab/><text:tab/> <text:s text:c="7"/>"ekkr": "6",</text:p>
      <text:p text:style-name="P53"><text:tab/><text:tab/><text:tab/> <text:s text:c="7"/>"born": "1995"</text:p>
      <text:p text:style-name="P53"><text:tab/><text:tab/><text:tab/> <text:s text:c="3"/>}, … </text:p>
      <text:p text:style-name="P53"><text:tab/><text:tab/><text:tab/>]</text:p>
      <text:p text:style-name="P8"><text:tab/><text:span text:style-name="T18">Sample Call:</text:span></text:p>
      <text:p text:style-name="P8"><text:tab/><text:tab/><text:span text:style-name="T5">curl "http://localhost:8080/applicants/byname/Pint%C3%A9r%20Csaba”</text:span></text:p>
      <text:p text:style-name="P8"><text:tab/><text:span text:style-name="T18">Notes:</text:span></text:p>
      <text:p text:style-name="P37"><text:tab/><text:tab/>In case of no record found, or empty database, the software will give you and empty array.</text:p>
      <text:p text:style-name="P29"><text:tab/><text:tab/><text:span text:style-name="T18">The passed variables must be url encoded according to RFC 3986.</text:span></text:p>
      <text:p text:style-name="P48">Filter <text:span text:style-name="T23">applicants</text:span> by <text:span text:style-name="T26">year of birth</text:span></text:p>
      <text:p text:style-name="P9"><text:tab/>URL:</text:p>
      <text:p text:style-name="P12"><text:tab/><text:tab/><text:span text:style-name="T3">/</text:span><text:span text:style-name="T14">applicants</text:span><text:span text:style-name="T3">/by</text:span><text:span text:style-name="T12">born</text:span><text:span text:style-name="T3">/{</text:span><text:span text:style-name="T12">born</text:span><text:span text:style-name="T3">}</text:span></text:p>
      <text:p text:style-name="P9"><text:tab/>Method:</text:p>
      <text:p text:style-name="P9"><text:tab/><text:tab/><text:span text:style-name="T3">GET</text:span></text:p>
      <text:p text:style-name="P9"><text:tab/>URL Params:</text:p>
      <text:p text:style-name="P9"><text:tab/><text:tab/>Required:</text:p>
      <text:p text:style-name="P9"><text:tab/><text:tab/><text:tab/><text:span text:style-name="T3">{</text:span><text:span text:style-name="T13">born</text:span><text:span text:style-name="T3">}</text:span></text:p>
      <text:p text:style-name="P9"><text:tab/><text:tab/><text:tab/><text:tab/><text:span text:style-name="T24">The birth year of the applicant. Integer, path value. 2018 &gt; x &gt; 1990</text:span></text:p>
      <text:p text:style-name="P9"><text:tab/><text:span text:style-name="T18">Success Response:</text:span></text:p>
      <text:p text:style-name="P9"><text:tab/><text:tab/><text:span text:style-name="T18">Code: </text:span><text:span text:style-name="T5">200</text:span></text:p>
      <text:p text:style-name="P9"><text:tab/><text:tab/><text:span text:style-name="T18">Content:</text:span></text:p>
      <text:p text:style-name="P54"><text:tab/><text:tab/><text:tab/>[</text:p>
      <text:p text:style-name="P54"><text:tab/><text:tab/><text:tab/> <text:s text:c="3"/>{</text:p>
      <text:p text:style-name="P54"><text:tab/><text:tab/><text:tab/> <text:s text:c="7"/>"name": "Pintér Csaba",</text:p>
      <text:p text:style-name="P54"><text:tab/><text:tab/><text:tab/> <text:s text:c="7"/>"city": "Bivalybasznád",</text:p>
      <text:p text:style-name="P54"><text:tab/><text:tab/><text:tab/> <text:s text:c="7"/>"ekkr": "6",</text:p>
      <text:p text:style-name="P54"><text:tab/><text:tab/><text:tab/> <text:s text:c="7"/>"born": "1995"</text:p>
      <text:p text:style-name="P54"><text:tab/><text:tab/><text:tab/> <text:s text:c="3"/>}, … </text:p>
      <text:p text:style-name="P54"><text:tab/><text:tab/><text:tab/>]</text:p>
      <text:p text:style-name="P9"><text:tab/><text:span text:style-name="T18">Sample Call:</text:span></text:p>
      <text:p text:style-name="P9"><text:tab/><text:tab/><text:span text:style-name="T5">curl "http://localhost:8080/applicants/byborn/1995”</text:span></text:p>
      <text:p text:style-name="P9"><text:tab/><text:span text:style-name="T18">Notes:</text:span></text:p>
      <text:p text:style-name="P38"><text:tab/><text:tab/>In case of no record found, or empty database, the software will give you and empty array.</text:p>
      <text:p text:style-name="P38"><text:tab/><text:tab/><text:span text:style-name="T27">There won’t be error response given for out of range birth years, but you can’t input <text:tab/><text:tab/><text:tab/>applicants with out of bound birth years, so the response will be empty.</text:span></text:p>
      <text:p text:style-name="P30"><text:tab/><text:tab/><text:span text:style-name="T18">The passed variables must be url encoded according to RFC 3986.</text:span></text:p>
      <text:p text:style-name="P50">Filter <text:span text:style-name="T23">applicants</text:span> by <text:span text:style-name="T26">year of birth</text:span></text:p>
      <text:p text:style-name="P10"><text:tab/>URL:</text:p>
      <text:p text:style-name="P12"><text:tab/><text:tab/><text:span text:style-name="T3">/</text:span><text:span text:style-name="T14">applicants</text:span><text:span text:style-name="T3">/by</text:span><text:span text:style-name="T12">born?</text:span><text:span text:style-name="T13">after={after}&amp;before={before}</text:span></text:p>
      <text:p text:style-name="P10"><text:tab/>Method:</text:p>
      <text:p text:style-name="P10"><text:tab/><text:tab/><text:span text:style-name="T3">GET</text:span></text:p>
      <text:p text:style-name="P10"><text:tab/>URL Params:</text:p>
      <text:p text:style-name="P10"><text:tab/><text:tab/>Required:</text:p>
      <text:p text:style-name="P10"><text:tab/><text:tab/><text:tab/><text:span text:style-name="T3">{</text:span><text:span text:style-name="T13">after</text:span><text:span text:style-name="T3">}</text:span></text:p>
      <text:p text:style-name="P10"><text:tab/><text:tab/><text:tab/><text:tab/><text:span text:style-name="T24">The birth year of the applicant. Integer, path value. 2018 &gt;= x &gt;= 1990. The search <text:tab/><text:tab/><text:tab/><text:tab/>will only give applicants born this year or after. Optional. See notes.</text:span></text:p>
      <text:p text:style-name="P22"><text:tab/><text:tab/><text:tab/><text:span text:style-name="T28">{before}</text:span></text:p>
      <text:p text:style-name="P10"><text:tab/><text:tab/><text:tab/><text:tab/><text:span text:style-name="T24">The birth year of the applicant. Integer, path value. 2018 &gt;= x &gt;= 1990. The search <text:tab/><text:tab/><text:tab/><text:tab/>will only give applicants born this year or before. Optional. See notes.</text:span></text:p>
      <text:p text:style-name="P10"><text:tab/><text:span text:style-name="T18">Success Response:</text:span></text:p>
      <text:p text:style-name="P10"><text:tab/><text:tab/><text:span text:style-name="T18">Code: </text:span><text:span text:style-name="T5">200</text:span></text:p>
      <text:p text:style-name="P10"><text:tab/><text:tab/><text:span text:style-name="T18">Content:</text:span></text:p>
      <text:p text:style-name="P22"><text:tab/><text:tab/><text:tab/>[</text:p>
      <text:p text:style-name="P22"><text:tab/><text:tab/><text:tab/> <text:s text:c="3"/>{</text:p>
      <text:p text:style-name="P22"><text:tab/><text:tab/><text:tab/> <text:s text:c="7"/>"name": "Pintér Csaba",</text:p>
      <text:p text:style-name="P22"><text:tab/><text:tab/><text:tab/> <text:s text:c="7"/>"city": "Bivalybasznád",</text:p>
      <text:p text:style-name="P22"><text:tab/><text:tab/><text:tab/> <text:s text:c="7"/>"ekkr": "6",</text:p>
      <text:p text:style-name="P22"><text:tab/><text:tab/><text:tab/> <text:s text:c="7"/>"born": "1995"</text:p>
      <text:p text:style-name="P22"><text:tab/><text:tab/><text:tab/> <text:s text:c="3"/>}, … </text:p>
      <text:p text:style-name="P22"><text:tab/><text:tab/><text:tab/>]</text:p>
      <text:p text:style-name="P11"><text:tab/><text:span text:style-name="T29">Error Response:</text:span></text:p>
      <text:p text:style-name="P11"><text:span text:style-name="T29"><text:tab/><text:tab/>Code: </text:span><text:span text:style-name="T16">400</text:span></text:p>
      <text:p text:style-name="P58"><text:tab/><text:tab/>Content:</text:p>
      <text:p text:style-name="P11"><text:tab/><text:tab/><text:tab/>“”</text:p>
      <text:p text:style-name="P58"><text:tab/>Sample Call:</text:p>
      <text:p text:style-name="P10"><text:tab/><text:tab/><text:span text:style-name="T5">curl "http://localhost:8080/applicants/byborn?after=1950&amp;before=1990”</text:span></text:p>
      <text:p text:style-name="P10"><text:tab/><text:span text:style-name="T18">Notes:</text:span></text:p>
      <text:p text:style-name="P10"><text:tab/><text:tab/><text:span text:style-name="T28">You have to enter at least one of the parameters.</text:span></text:p>
      <text:p text:style-name="P39"><text:tab/><text:tab/>In case of no record found, or empty database, the software will give you and empty array.</text:p>
      <text:p text:style-name="P39"><text:tab/><text:tab/><text:span text:style-name="T27">There won’t be error response given for out of range birth years, but you can’t input <text:tab/><text:tab/><text:tab/>applicants with out of bound birth years, so the response will be empty.</text:span></text:p>
      <text:p text:style-name="P39"><text:tab/><text:tab/><text:span text:style-name="T28">If you enter both parameters then the search will give applicants born between the two <text:tab/><text:tab/><text:tab/>given years.</text:span></text:p>
      <text:p text:style-name="P31"><text:tab/><text:tab/><text:span text:style-name="T18">The passed variables must be url encoded according to RFC 3986.</text:span></text:p>
      <text:p text:style-name="P49">Filter <text:span text:style-name="T23">applicants</text:span> by <text:span text:style-name="T30">EKKR</text:span></text:p>
      <text:p text:style-name="P12"><text:tab/>URL:</text:p>
      <text:p text:style-name="P12"><text:tab/><text:tab/><text:span text:style-name="T3">/</text:span><text:span text:style-name="T14">applicants</text:span><text:span text:style-name="T3">/by</text:span><text:span text:style-name="T14">ekkr</text:span><text:span text:style-name="T12">?</text:span><text:span text:style-name="T14">lowerLimit</text:span><text:span text:style-name="T13">={</text:span><text:span text:style-name="T14">lowerLimit</text:span><text:span text:style-name="T13">}&amp;</text:span><text:span text:style-name="T14">higherLimit</text:span><text:span text:style-name="T13">={</text:span><text:span text:style-name="T14">higherLimit</text:span><text:span text:style-name="T13">}</text:span></text:p>
      <text:p text:style-name="P12"><text:tab/>Method:</text:p>
      <text:p text:style-name="P12"><text:tab/><text:tab/><text:span text:style-name="T3">GET</text:span></text:p>
      <text:p text:style-name="P12"><text:tab/>URL Params:</text:p>
      <text:p text:style-name="P12"><text:tab/><text:tab/>Required:</text:p>
      <text:p text:style-name="P13"><text:tab/><text:tab/><text:tab/><text:span text:style-name="T3">{</text:span><text:span text:style-name="T14">lowerLimit</text:span><text:span text:style-name="T3">}</text:span></text:p>
      <text:p text:style-name="P13"><text:tab/><text:tab/><text:tab/><text:tab/><text:span text:style-name="T24">The lower limit of the required EKKR level. 8 &gt;= x &gt;= 0. Optional. See notes.</text:span></text:p>
      <text:p text:style-name="P23"><text:tab/><text:tab/><text:tab/><text:span text:style-name="T28">{</text:span><text:span text:style-name="T14">higherLimit</text:span><text:span text:style-name="T28">}</text:span></text:p>
      <text:p text:style-name="P13"><text:tab/><text:tab/><text:tab/><text:tab/><text:span text:style-name="T24">The higher limit of the required EKKR level. 8 &gt;= x &gt;= 0. Optional. See notes.</text:span></text:p>
      <text:p text:style-name="P12"><text:tab/><text:span text:style-name="T18">Success Response:</text:span></text:p>
      <text:p text:style-name="P12"><text:tab/><text:tab/><text:span text:style-name="T18">Code: </text:span><text:span text:style-name="T5">200</text:span></text:p>
      <text:p text:style-name="P12"><text:tab/><text:tab/><text:span text:style-name="T18">Content:</text:span></text:p>
      <text:p text:style-name="P56"><text:tab/><text:tab/><text:tab/>[</text:p>
      <text:p text:style-name="P56"><text:tab/><text:tab/><text:tab/> <text:s text:c="3"/>{</text:p>
      <text:p text:style-name="P56"><text:tab/><text:tab/><text:tab/> <text:s text:c="7"/>"name": "Nagy Géza",</text:p>
      <text:p text:style-name="P56"><text:tab/><text:tab/><text:tab/> <text:s text:c="7"/>"city": "Pilisborzasztó",</text:p>
      <text:p text:style-name="P56"><text:tab/><text:tab/><text:tab/> <text:s text:c="7"/>"ekkr": "4",</text:p>
      <text:p text:style-name="P56"><text:tab/><text:tab/><text:tab/> <text:s text:c="7"/>"born": "1980"</text:p>
      <text:p text:style-name="P56"><text:tab/><text:tab/><text:tab/> <text:s text:c="3"/>}, ...</text:p>
      <text:p text:style-name="P56"><text:tab/><text:tab/><text:tab/>]</text:p>
      <text:p text:style-name="P12"><text:tab/><text:span text:style-name="T29">Error Response:</text:span></text:p>
      <text:p text:style-name="P12"><text:span text:style-name="T29"><text:tab/><text:tab/>Code: </text:span><text:span text:style-name="T16">400</text:span></text:p>
      <text:p text:style-name="P59"><text:tab/><text:tab/>Content:</text:p>
      <text:p text:style-name="P12"><text:tab/><text:tab/><text:tab/>“”</text:p>
      <text:p text:style-name="P59"><text:tab/>Sample Call:</text:p>
      <text:p text:style-name="P12"><text:tab/><text:tab/><text:span text:style-name="T5">curl "http://localhost:8080/applicants/byekkr?lowerLimit=2&amp;higherLimit=5”</text:span></text:p>
      <text:p text:style-name="P12"><text:tab/><text:span text:style-name="T18">Notes:</text:span></text:p>
      <text:p text:style-name="P12"><text:tab/><text:tab/><text:span text:style-name="T28">You have to enter at least one of the parameters.</text:span></text:p>
      <text:p text:style-name="P40"><text:tab/><text:tab/>In case of no record found, or empty database, the software will give you and empty array.</text:p>
      <text:p text:style-name="P40"><text:tab/><text:tab/><text:span text:style-name="T27">There won’t be error response given for out of range EKKR leves, but you can’t input <text:tab/><text:tab/><text:tab/>applicants with out of bound EKKR levels, so the response will be empty.</text:span></text:p>
      <text:p text:style-name="P40"><text:tab/><text:tab/><text:span text:style-name="T28">If you enter both parameters then the search will give applicants born between the two <text:tab/><text:tab/><text:tab/>levels.</text:span></text:p>
      <text:p text:style-name="P32"><text:tab/><text:tab/><text:span text:style-name="T18">The passed variables must be url encoded according to RFC 3986.</text:span></text:p>
      <text:p text:style-name="P41"><text:tab/><text:tab/>You can read more about EKKR at <text:a xlink:type="simple" xlink:href="https://en.wikipedia.org/wiki/European_Qualifications_Framework" text:style-name="Internet_20_link" text:visited-style-name="Visited_20_Internet_20_Link">en.wikipedia.org/wiki/European_Qualifications_Framework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2917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2-03T17:02:14.580708736</meta:creation-date>
    <dc:date>2018-12-12T22:51:52.408041641</dc:date>
    <meta:editing-duration>PT6H18M48S</meta:editing-duration>
    <meta:editing-cycles>32</meta:editing-cycles>
    <meta:generator>LibreOffice/6.0.6.2$Linux_X86_64 LibreOffice_project/00m0$Build-2</meta:generator>
    <meta:document-statistic meta:table-count="0" meta:image-count="0" meta:object-count="0" meta:page-count="11" meta:paragraph-count="277" meta:word-count="999" meta:character-count="7687" meta:non-whitespace-character-count="5991"/>
  </office:meta>
</office:document-meta>
</file>